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repeat-content="false"/>
      <style:paragraph-properties fo:text-align="end" fo:margin-right="0cm"/>
    </style:style>
    <style:style style:name="co1" style:family="table-column">
      <style:table-column-properties fo:break-before="auto" style:column-width="3.889375cm"/>
    </style:style>
    <style:style style:name="co2" style:family="table-column">
      <style:table-column-properties fo:break-before="auto" style:column-width="6.985cm"/>
    </style:style>
    <style:style style:name="co3" style:family="table-column">
      <style:table-column-properties fo:break-before="auto" style:column-width="9.33979166666667cm"/>
    </style:style>
    <style:style style:name="co4" style:family="table-column">
      <style:table-column-properties fo:break-before="auto" style:column-width="5.66208333333333cm"/>
    </style:style>
    <style:style style:name="co5" style:family="table-column">
      <style:table-column-properties fo:break-before="auto" style:column-width="4.18041666666667cm"/>
    </style:style>
    <style:style style:name="co6" style:family="table-column">
      <style:table-column-properties fo:break-before="auto" style:column-width="3.96875cm"/>
    </style:style>
    <style:style style:name="co7" style:family="table-column">
      <style:table-column-properties fo:break-before="auto" style:column-width="4.97416666666667cm"/>
    </style:style>
    <style:style style:name="co8" style:family="table-column">
      <style:table-column-properties fo:break-before="auto" style:column-width="6.56166666666667cm"/>
    </style:style>
    <style:style style:name="co9" style:family="table-column">
      <style:table-column-properties fo:break-before="auto" style:column-width="1.69333333333333cm"/>
    </style:style>
    <style:style style:name="co10" style:family="table-column">
      <style:table-column-properties fo:break-before="auto" style:column-width="1.799166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75pt" style:use-optimal-row-height="true" fo:break-before="auto"/>
    </style:style>
    <style:style style:name="ro6"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9" table:number-columns-repeated="16373" table:default-cell-style-name="ce3"/>
        <table:table-row table:style-name="ro1">
          <table:table-cell office:value-type="string" table:style-name="ce2">
            <text:p>Chemicals</text:p>
          </table:table-cell>
          <table:table-cell table:style-name="ce2"/>
          <table:table-cell office:value-type="string" table:style-name="ce2">
            <text:p>bpa</text:p>
          </table:table-cell>
          <table:table-cell office:value-type="string" table:style-name="ce2">
            <text:p>bde47</text:p>
          </table:table-cell>
          <table:table-cell office:value-type="string" table:style-name="ce2">
            <text:p>dde</text:p>
          </table:table-cell>
          <table:table-cell office:value-type="string" table:style-name="ce2">
            <text:p>dehp</text:p>
          </table:table-cell>
          <table:table-cell office:value-type="string" table:style-name="ce2">
            <text:p>pcb153</text:p>
          </table:table-cell>
          <table:table-cell office:value-type="string" table:style-name="ce2">
            <text:p>pfoa</text:p>
          </table:table-cell>
          <table:table-cell office:value-type="string" table:style-name="ce2">
            <text:p>tcdd</text:p>
          </table:table-cell>
          <table:table-cell table:number-columns-repeated="16375"/>
        </table:table-row>
        <table:table-row table:style-name="ro2">
          <table:table-cell office:value-type="string" table:style-name="ce4">
            <text:p>full name</text:p>
          </table:table-cell>
          <table:table-cell table:style-name="ce4"/>
          <table:table-cell office:value-type="string" table:style-name="ce4">
            <text:p>bisphenol A</text:p>
          </table:table-cell>
          <table:table-cell office:value-type="string" table:style-name="ce4">
            <text:p>bis(2,4-dibromophenyl) ether</text:p>
          </table:table-cell>
          <table:table-cell office:value-type="string" table:style-name="ce4">
            <text:p>dichlorodiphenyldichloroethylene</text:p>
          </table:table-cell>
          <table:table-cell office:value-type="string" table:style-name="ce4">
            <text:p>Bis(2-ethylhexyl) phthalate</text:p>
          </table:table-cell>
          <table:table-cell office:value-type="string" table:style-name="ce4">
            <text:p>PCB-153</text:p>
          </table:table-cell>
          <table:table-cell office:value-type="string" table:style-name="ce4">
            <text:p>Perfluorooctanoic Acid</text:p>
          </table:table-cell>
          <table:table-cell office:value-type="string" table:style-name="ce4">
            <text:p>2,3,7,8-Tetrachlorodibenzo-p-dioxin</text:p>
          </table:table-cell>
          <table:table-cell table:number-columns-repeated="16375"/>
        </table:table-row>
        <table:table-row table:style-name="ro3">
          <table:table-cell office:value-type="string" table:style-name="ce4">
            <text:p>Chemical source (if not mentioned otherwise, found at efsa (European Food Safety Authority))</text:p>
          </table:table-cell>
          <table:table-cell table:style-name="ce4"/>
          <table:table-cell office:value-type="string" table:style-name="ce4">
            <text:p>Bisphenol A (BPA) is a chemical that is mainly used in combination with other chemicals to manufacture plastics and resins. For example, BPA is used in polycarbonate, a high performance transparent, rigid plastic. Polycarbonate is used to make food containers, such as returnable beverage bottles, infant feeding (baby) bottles, tableware (plates and mugs) and storage containers. Residues of BPA are also present in epoxy resins used to make protective coatings and linings for food and beverage cans and vats. BPA can migrate in small amounts into food and beverages stored in materials containing the substance.</text:p>
          </table:table-cell>
          <table:table-cell office:value-type="string" table:style-name="ce4">
            <text:p>Brominated flame retardants (BFRs) are mixtures of man-made chemicals that are added to a wide variety of products, including for industrial use, to make them less flammable. They are used commonly in plastics, textiles and electrical/electronic equipment.</text:p>
            <text:p>There are five main classes of BFRs, listed here with their common uses:</text:p>
            <text:p>• Polybrominated diphenyl ethers (PBDEs) – plastics, textiles, electronic castings, circuitry</text:p>
            <text:p>• Hexabromocyclododecanes (HBCDDs) – thermal insulation in the building industry</text:p>
            <text:p>• Tetrabromobisphenol A (TBBPA) and other phenols – printed circuit boards, thermoplastics (mainly in TVs)</text:p>
            <text:p>• Polybrominated biphenyls (PBBs) – consumer appliances, textiles, plastic foams</text:p>
            <text:p>• Other brominated flame retardants.</text:p>
            <text:p>These classes of BFRs have been marketed as technical mixtures under different commercial brands consisting of different chemical compounds within each class.</text:p>
            <text:p>In the European Union (EU) the use of certain BFRs is banned or restricted; however, due to their persistence in the environment there are still concerns about the risks these chemicals pose to public health. BFR-treated products, whether in use or waste, ‘leach’ BFRs into the environment and contaminate the air, soil and water. These contaminants may then enter the food chain where they mainly occur in food of animal origin, such as fish, meat, milk and derived products.</text:p>
            <text:p/>
          </table:table-cell>
          <table:table-cell office:value-type="string" table:style-name="ce4">
            <text:p>DDT was commercially introduced as an insecticide in the 1940s. Technical DDT contains 65 – 80 % p,p’-DDT. Other important constituents in the technical grade products are o,p’-DDT, p,p’-DDE and p,p’-DDD. The latter two compounds (along with their ortho, para analogues formed from o,p’-DDT) are also the major breakdown products in biological systems. Unless otherwise stated in this opinion, “DDT and related compounds” or sum of DDT refer to p,p’-DDT, o,p’-DDT, p,p’-DDE, o,p’-DDE, p,p’-DDD and o,p’-DDD. The main insecticidal activity can be attributed to p,p’-DDT. Moreover, DDT is used as an intermediate in the production of the pesticide dicofol and may occur as a major impurity in the final product. DDT was banned in many European countries for most uses in the early 1970s. The use of DDT as a pesticide has been very restrictive since 1981 and banned since 1986 in the EU. Although being banned in most countries worldwide, DDT is still used for vector control especially in areas with endemic malaria, and extended use was recently recommended by WHO for indoor residual spraying to control malaria.</text:p>
            <text:p/>
            <text:p>Because of the lipophilic properties and persistence in the environment, DDT and related compounds are bioaccumulated and biomagnified along the food chain. DDT is included in the Stockholm convention on persistent organic pollutants (POPs)[1] and the United Nations Economic Commission for Europe (UNECE) Convention on long-range transboundary air pollution protocol on POPs (CLRTAP-POP).</text:p>
            <text:p>DDT is readily absorbed in humans and animals; the half-life for DDT varies from one month in rats to four years in humans. In animals and humans DDE is generally more persistent than DDT. DDT and related compounds are transferred to milk and egg and accumulate in domestic animals and fish. DDT has low acute toxicity to mammals and most bird species.</text:p>
          </table:table-cell>
          <table:table-cell office:value-type="string" table:style-name="ce4">
            <text:p>Phthalates are found primarily in PVC as softeners but can also be found in other plastics in low</text:p>
            <text:p>concentrations. Phthalates can also be found in e.g. dispersions, paints and varnishes, as emulsifiers,</text:p>
            <text:p>repellents and carrier fluids in biocides, in cosmetics and perfumes.</text:p>
            <text:p>Due to the use of phthalates in articles in the indoor environment as e.g. vinyl floorings, wall paper,</text:p>
            <text:p>furniture and other consumer articles (see chapter B.2), dust and indoor air are among the main</text:p>
            <text:p>sources for phthalate exposure.<text:s/></text:p>
            <text:p>8</text:p>
            <text:p>Due to the widespread use, concern is raised regarding human exposure to phthalates in consumer</text:p>
            <text:p>articles, as phthalates in articles will contribute both to the exposure from the indoor environment,</text:p>
            <text:p>but eventually also to the exposure via food. The exposure of phthalates via food is originating</text:p>
            <text:p>from environmental pollution, and the environmental pollution could originate from production of</text:p>
            <text:p>articles, the use of articles and when articles end up in the waste stream.<text:s/></text:p>
            <text:p/>
          </table:table-cell>
          <table:table-cell office:value-type="string" table:style-name="ce4">
            <text:p>Polychlorinated biphenyls (PCBs) are a widespread class of persistent organic chemicals that accumulate in the environment and humans and are associated with a broad spectrum of health effects. PCBs were widely used for many applications, especially as dielectric fluids in transformers, capacitors and coolants. Due to their toxicity and classification as persistent organic pollutants, processing and distribution of PCB has been prohibited in almost all industrial countries since the late 1980s but they still can be released into the environment from building paint and sealants and poorly maintained hazardous waste sites that contain PCBs. People are exposed to PCBs primarily through contaminated food.</text:p>
          </table:table-cell>
          <table:table-cell office:value-type="string" table:style-name="ce4">
            <text:p>PFOS and PFOA, two man-made chemicals, are increasingly being found in the food chain owing to environmental pollution from industrial practices. These substances have been widely used in industrial and consumer applications, including stain- and water-resistant coatings for fabrics and carpets, oil-resistant coatings for paper products approved for food, fire-fighting foams, floor polishes and insecticides. As these chemicals can accumulate in the body, it can take many years for the body to eliminate them.</text:p>
            <text:p>DEHP, DBP BBP and DIBP are all already classified as toxic to reproduction (Repr. 1B) and are all</text:p>
            <text:p>considered to be endocrine disruptors (anti-androgen effect, see further in B 5.9). Furthermore, EU</text:p>
            <text:p>Risk Assessments have already been made for DEHP, DBP and BBP individually.<text:s/></text:p>
            <text:p>http://echa.europa.eu/documents/10162/c6781e1e-1128-45c2-bf48-8890876fa719</text:p>
            <text:p/>
          </table:table-cell>
          <table:table-cell office:value-type="string" table:style-name="ce4">
            <text:p>Dioxins are a group of persistent organochlorine compounds that are widely dispersed in the</text:p>
            <text:p>environment and accumulate in the food chain. They are formed as a result of thermal reactions, for</text:p>
            <text:p>example during the incineration of municipal waste and other fires. In addition, dioxins are produced</text:p>
            <text:p>as by-products of various industrial processes such as the bleaching of pulp and paper with chlorine</text:p>
            <text:p>gas and the synthesis of certain chlorinated chemicals like chlorophenols, polychlorinated biphenyls</text:p>
            <text:p>(PCBs) and some chlorophenoxy herbicides. The term ‘dioxins’ in principle refers to a group of</text:p>
            <text:p>75 polychlorinated dibenzo-p-dioxin (PCDD) and 135 polychlorinated dibenzofuran (PCDF) congeners,</text:p>
            <text:p>but only 17 of these compounds are thought to be relevant in terms of potential adverse effects for</text:p>
            <text:p>humans and animals. These 17 dioxins contain at least four chlorine atoms with the 2, 3, 7 and</text:p>
            <text:p>8 positions occupied; in this report the term ‘dioxins’ refers to these 17 congeners. Due to their</text:p>
            <text:p>resistance to metabolism (and their lipophilic nature), dioxins accumulate in the body. Their biological</text:p>
            <text:p>and toxic effects are similar and mediated by the aryl hydrocarbon receptor (AhR).</text:p>
            <text:p>the most toxic dioxin 2,3,7,8-is tetrachlorodibenzo-p-dioxin (TCDD), one of</text:p>
            <text:p>the most studied dioxins, for which there are toxicological and epidemiological data available</text:p>
          </table:table-cell>
          <table:table-cell table:number-columns-repeated="16375"/>
        </table:table-row>
        <table:table-row table:style-name="ro1">
          <table:table-cell office:value-type="string" table:style-name="ce1">
            <text:p>TDI - OBELIX</text:p>
          </table:table-cell>
          <table:table-cell table:style-name="ce1"/>
          <table:table-cell office:value-type="float" office:value="0.28000000000000003" table:style-name="ce5">
            <text:p>0.28</text:p>
          </table:table-cell>
          <table:table-cell table:number-columns-repeated="2" table:style-name="ce5"/>
          <table:table-cell office:value-type="float" office:value="44" table:style-name="ce5">
            <text:p>44</text:p>
          </table:table-cell>
          <table:table-cell table:style-name="ce5"/>
          <table:table-cell office:value-type="float" office:value="0.255" table:style-name="ce5">
            <text:p>0.255</text:p>
          </table:table-cell>
          <table:table-cell office:value-type="string" table:style-name="ce5">
            <text:p>NA</text:p>
          </table:table-cell>
          <table:table-cell table:number-columns-repeated="16375"/>
        </table:table-row>
        <table:table-row table:style-name="ro1">
          <table:table-cell office:value-type="string" table:style-name="ce1">
            <text:p>TDI - EFSA</text:p>
          </table:table-cell>
          <table:table-cell table:style-name="ce1"/>
          <table:table-cell office:value-type="float" office:value="5" table:style-name="ce5">
            <text:p>5</text:p>
          </table:table-cell>
          <table:table-cell table:number-columns-repeated="2" table:style-name="ce5"/>
          <table:table-cell office:value-type="float" office:value="50" table:style-name="ce5">
            <text:p>50</text:p>
          </table:table-cell>
          <table:table-cell table:style-name="ce5"/>
          <table:table-cell office:value-type="string" table:style-name="ce5">
            <text:p>NA</text:p>
          </table:table-cell>
          <table:table-cell office:value-type="string" table:style-name="ce5">
            <text:p>NA</text:p>
          </table:table-cell>
          <table:table-cell table:number-columns-repeated="16375"/>
        </table:table-row>
        <table:table-row table:style-name="ro1">
          <table:table-cell office:value-type="string" table:style-name="ce1">
            <text:p>TDI - exposure found by EFSA</text:p>
          </table:table-cell>
          <table:table-cell table:style-name="ce1"/>
          <table:table-cell office:value-type="float" office:value="0.13200000000000001" table:style-name="ce5">
            <text:p>0.132</text:p>
          </table:table-cell>
          <table:table-cell table:number-columns-repeated="2" table:style-name="ce5"/>
          <table:table-cell office:value-type="string" table:style-name="ce5">
            <text:p>NA</text:p>
          </table:table-cell>
          <table:table-cell table:style-name="ce5"/>
          <table:table-cell office:value-type="float" office:value="2.0000000000000001E-4" table:style-name="ce5">
            <text:p>0.0002</text:p>
          </table:table-cell>
          <table:table-cell office:value-type="string" table:style-name="ce5">
            <text:p>NA</text:p>
          </table:table-cell>
          <table:table-cell table:number-columns-repeated="16375"/>
        </table:table-row>
        <table:table-row table:style-name="ro1">
          <table:table-cell office:value-type="string" table:style-name="ce3">
            <text:p>BB - OBELIX</text:p>
          </table:table-cell>
          <table:table-cell table:style-name="ce3"/>
          <table:table-cell table:number-columns-repeated="6" table:style-name="ce5"/>
          <table:table-cell office:value-type="float" office:value="4" table:style-name="ce1">
            <text:p>4</text:p>
          </table:table-cell>
          <table:table-cell table:number-columns-repeated="16375"/>
        </table:table-row>
        <table:table-row table:style-name="ro1">
          <table:table-cell office:value-type="string" table:style-name="ce3">
            <text:p>BB - EFSA</text:p>
          </table:table-cell>
          <table:table-cell table:style-name="ce3"/>
          <table:table-cell table:number-columns-repeated="6" table:style-name="ce5"/>
          <table:table-cell table:style-name="ce1"/>
          <table:table-cell table:number-columns-repeated="16375"/>
        </table:table-row>
        <table:table-row table:style-name="ro1">
          <table:table-cell office:value-type="string" table:style-name="ce3">
            <text:p>BB - exposure</text:p>
          </table:table-cell>
          <table:table-cell table:style-name="ce3"/>
          <table:table-cell table:number-columns-repeated="6" table:style-name="ce5"/>
          <table:table-cell office:value-type="string" table:style-name="ce1">
            <text:p>0.86-4.7</text:p>
          </table:table-cell>
          <table:table-cell table:number-columns-repeated="16375"/>
        </table:table-row>
        <table:table-row table:style-name="ro1">
          <table:table-cell office:value-type="string" table:style-name="ce3">
            <text:p>mice exposure</text:p>
          </table:table-cell>
          <table:table-cell table:style-name="ce3"/>
          <table:table-cell office:value-type="string" table:style-name="ce3">
            <text:p>0-3000</text:p>
          </table:table-cell>
          <table:table-cell office:value-type="string" table:style-name="ce3">
            <text:p>NA</text:p>
          </table:table-cell>
          <table:table-cell office:value-type="string" table:style-name="ce3">
            <text:p>NA</text:p>
          </table:table-cell>
          <table:table-cell office:value-type="string" table:style-name="ce3">
            <text:p>0-100</text:p>
          </table:table-cell>
          <table:table-cell office:value-type="string" table:style-name="ce3">
            <text:p>0-1406</text:p>
          </table:table-cell>
          <table:table-cell office:value-type="string" table:style-name="ce3">
            <text:p>0-3000</text:p>
          </table:table-cell>
          <table:table-cell office:value-type="string" table:style-name="ce3">
            <text:p>0-10000</text:p>
          </table:table-cell>
          <table:table-cell table:number-columns-repeated="16375"/>
        </table:table-row>
        <table:table-row table:style-name="ro2">
          <table:table-cell table:number-columns-repeated="2" table:style-name="ce3"/>
          <table:table-cell office:value-type="string" table:style-name="ce3">
            <text:p>microg/kg body weight/day</text:p>
          </table:table-cell>
          <table:table-cell office:value-type="string" table:style-name="ce3">
            <text:p>NA</text:p>
          </table:table-cell>
          <table:table-cell office:value-type="string" table:style-name="ce3">
            <text:p>NA</text:p>
          </table:table-cell>
          <table:table-cell office:value-type="string" table:style-name="ce3">
            <text:p>mg/kg bw/day</text:p>
          </table:table-cell>
          <table:table-cell office:value-type="string" table:style-name="ce3">
            <text:p>microg/kg body weight/day</text:p>
          </table:table-cell>
          <table:table-cell office:value-type="string" table:style-name="ce3">
            <text:p>microg/kg body weight/day</text:p>
          </table:table-cell>
          <table:table-cell office:value-type="string" table:style-name="ce3">
            <text:p>pg/kg/day</text:p>
          </table:table-cell>
          <table:table-cell table:number-columns-repeated="16375"/>
        </table:table-row>
        <table:table-row table:style-name="ro4">
          <table:table-cell office:value-type="string" table:style-name="ce3">
            <text:p>mice effects</text:p>
          </table:table-cell>
          <table:table-cell office:value-type="string" table:style-name="ce3">
            <text:p>male</text:p>
          </table:table-cell>
          <table:table-cell office:value-type="string" table:style-name="ce3">
            <text:p>increased body weight; decrease circulating glucagon; decrease physical activity</text:p>
          </table:table-cell>
          <table:table-cell office:value-type="string" table:style-name="ce3">
            <text:p>NA</text:p>
          </table:table-cell>
          <table:table-cell office:value-type="string" table:style-name="ce3">
            <text:p>NA</text:p>
          </table:table-cell>
          <table:table-cell office:value-type="string" table:style-name="ce3">
            <text:p>effects on serum lipid profiles; altered serum glucose levels; cytokine responses of cultured spleen cells; object recognition test</text:p>
          </table:table-cell>
          <table:table-cell office:value-type="string" table:style-name="ce3">
            <text:p>decreases in body weight; increase of serum free fatty acids; increase of glucose at necropsy</text:p>
          </table:table-cell>
          <table:table-cell office:value-type="string" table:style-name="ce3">
            <text:p>no effects mentioned</text:p>
          </table:table-cell>
          <table:table-cell office:value-type="string" table:style-name="ce3">
            <text:p>decrease in body weight; splenocyte stimulation response</text:p>
          </table:table-cell>
          <table:table-cell table:number-columns-repeated="16375"/>
        </table:table-row>
        <table:table-row table:style-name="ro5">
          <table:table-cell table:style-name="ce3"/>
          <table:table-cell office:value-type="string" table:style-name="ce3">
            <text:p>female</text:p>
          </table:table-cell>
          <table:table-cell office:value-type="string" table:style-name="ce3">
            <text:p>decrease body weight; decrease serum lipids; decrease fat pad weights; changes in endocrine profile</text:p>
          </table:table-cell>
          <table:table-cell office:value-type="string" table:style-name="ce3">
            <text:p>NA</text:p>
          </table:table-cell>
          <table:table-cell office:value-type="string" table:style-name="ce3">
            <text:p>NA</text:p>
          </table:table-cell>
          <table:table-cell office:value-type="string" table:style-name="ce3">
            <text:p>effects on spleen weight; cytokine responses of cultured spleen cells; object recognition test</text:p>
          </table:table-cell>
          <table:table-cell office:value-type="string" table:style-name="ce3">
            <text:p>increased serum glucagon levels; effects on organ anthropometics</text:p>
          </table:table-cell>
          <table:table-cell office:value-type="string" table:style-name="ce3">
            <text:p>decreased body weight; decrease in fat pad weights; low serum triglycerides and cholesterol (metabolic dysregulation)</text:p>
          </table:table-cell>
          <table:table-cell office:value-type="string" table:style-name="ce3">
            <text:p>increase in body weight; splenocyte stimulation response</text:p>
          </table:table-cell>
          <table:table-cell table:number-columns-repeated="16375"/>
        </table:table-row>
        <table:table-row table:style-name="ro6">
          <table:table-cell office:value-type="string" table:style-name="ce3">
            <text:p>human effects</text:p>
          </table:table-cell>
          <table:table-cell office:value-type="string" table:style-name="ce3">
            <text:p>both</text:p>
          </table:table-cell>
          <table:table-cell table:number-columns-repeated="2" table:style-name="ce3"/>
          <table:table-cell office:value-type="string" table:style-name="ce3">
            <text:p>positive association to serum levels of leptin (7y),increase in growth(6y),increase in BMI(6y)</text:p>
          </table:table-cell>
          <table:table-cell table:style-name="ce3"/>
          <table:table-cell office:value-type="string" table:style-name="ce3">
            <text:p>negative association birth weight,positive association SGA,lower leptin levels(7y)(post), decrease in growth(post)</text:p>
          </table:table-cell>
          <table:table-cell office:value-type="string" table:style-name="ce3">
            <text:p>positive association SGA,low serum levels of adiponectin(7y)</text:p>
          </table:table-cell>
          <table:table-cell table:number-columns-repeated="16376" table:style-name="ce3"/>
        </table:table-row>
        <table:table-row table:style-name="ro1">
          <table:table-cell table:style-name="ce3"/>
          <table:table-cell office:value-type="string" table:style-name="ce3">
            <text:p>male</text:p>
          </table:table-cell>
          <table:table-cell table:number-columns-repeated="16382" table:style-name="ce3"/>
        </table:table-row>
        <table:table-row table:style-name="ro1">
          <table:table-cell table:style-name="ce3"/>
          <table:table-cell office:value-type="string" table:style-name="ce3">
            <text:p>female</text:p>
          </table:table-cell>
          <table:table-cell table:number-columns-repeated="2" table:style-name="ce3"/>
          <table:table-cell office:value-type="string" table:style-name="ce3">
            <text:p>higher insulin levels</text:p>
          </table:table-cell>
          <table:table-cell table:number-columns-repeated="16379" table:style-name="ce3"/>
        </table:table-row>
        <table:table-row table:number-rows-repeated="1048560" table:style-name="ro1">
          <table:table-cell table:number-columns-repeated="16384"/>
        </table:table-row>
      </table:table>
      <table:table table:name="Sheet2" table:style-name="ta2">
        <table:table-column table:style-name="co9" table:number-columns-repeated="16384" table:default-cell-style-name="ce1"/>
        <table:table-row table:number-rows-repeated="1048576" table:style-name="ro1">
          <table:table-cell table:number-columns-repeated="16384"/>
        </table:table-row>
      </table:table>
      <table:table table:name="Sheet3" table:style-name="ta2">
        <table:table-column table:style-name="co9"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arko</meta:initial-creator>
    <dc:creator>Darko</dc:creator>
    <meta:creation-date>2016-01-18T12:18:01Z</meta:creation-date>
    <dc:date>2016-01-25T19:50:22Z</dc:date>
  </office:meta>
</office:document-meta>
</file>